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fo:border="0.002cm solid #000000"/>
    </style:style>
    <style:style style:name="ce2" style:family="table-cell" style:parent-style-name="Default">
      <style:table-cell-properties fo:border="0.002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>
            <draw:frame table:end-cell-address="Hoja1.L25" table:end-x="1.979cm" table:end-y="0.076cm" draw:z-index="0" draw:style-name="gr1" svg:width="15.556cm" svg:height="10.523cm" svg:x="2.23cm" svg:y="0.392cm">
              <draw:object draw:notify-on-update-of-ranges="Hoja1.B3:Hoja1.B10 Hoja1.D2:Hoja1.D2 Hoja1.D3:Hoja1.D10 Hoja1.C2:Hoja1.C2 Hoja1.C3:Hoja1.C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Sprint</text:p>
          </table:table-cell>
          <table:table-cell table:style-name="ce1" office:value-type="string">
            <text:p>Planificado</text:p>
          </table:table-cell>
          <table:table-cell table:style-name="ce1" office:value-type="string">
            <text:p>Hecho</text:p>
          </table:table-cell>
          <table:table-cell/>
        </table:table-row>
        <table:table-row table:style-name="ro1">
          <table:table-cell/>
          <table:table-cell office:value-type="string">
            <text:p>1 Mêlée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/>
          <table:table-cell office:value-type="string">
            <text:p>2 Monkey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string">
            <text:p>3 Scaab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/>
          <table:table-cell office:value-type="string">
            <text:p>4 Phaat</text:p>
          </table:table-cell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string">
            <text:p>5 Booty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/>
          <table:table-cell office:value-type="string">
            <text:p>6 Dinky</text:p>
          </table:table-cell>
          <table:table-cell office:value-type="float" office:value="150">
            <text:p>150</text:p>
          </table:table-cell>
          <table:table-cell office:value-type="float" office:value="149.5">
            <text:p>149,5</text:p>
          </table:table-cell>
          <table:table-cell/>
        </table:table-row>
        <table:table-row table:style-name="ro1">
          <table:table-cell/>
          <table:table-cell office:value-type="string">
            <text:p>7 Plunder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/>
        </table:table-row>
        <table:table-row table:style-name="ro1">
          <table:table-cell/>
          <table:table-cell office:value-type="string">
            <text:p>8 Lucre</text:p>
          </table:table-cell>
          <table:table-cell table:number-columns-repeated="2" office:value-type="float" office:value="150">
            <text:p>150</text:p>
          </table:table-cell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0">10/07/2010</text:date>, <text:time>20:52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 Arnaiz Gonzalez</meta:initial-creator>
    <meta:creation-date>2010-05-10T17:01:58.40</meta:creation-date>
    <dc:date>2010-07-10T20:52:16.90</dc:date>
    <dc:creator>Alvar Arnaiz Gonzalez</dc:creator>
    <meta:editing-duration>PT03H29M01S</meta:editing-duration>
    <meta:editing-cycles>5</meta:editing-cycles>
    <meta:generator>OpenOffice.org/3.1$Win32 OpenOffice.org_project/310m11$Build-9399</meta:generator>
    <meta:document-statistic meta:table-count="3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557cm" svg:height="10.524cm" chart:class="chart:bar" chart:column-mapping="1 0" chart:style-name="ch1">
        <chart:legend chart:legend-position="end" svg:x="13.22cm" svg:y="4.741cm" chart:style-name="ch2"/>
        <chart:plot-area chart:style-name="ch3" table:cell-range-address="Hoja1.B2:Hoja1.D10" chart:data-source-has-labels="both" svg:x="0.421cm" svg:y="0.21cm" svg:width="12.489cm" svg:height="9.885cm">
          <chart:axis chart:dimension="x" chart:name="primary-x" chart:style-name="ch4">
            <chart:title svg:x="6.541cm" svg:y="9.707cm" chart:style-name="ch5">
              <text:p>Sprint</text:p>
            </chart:title>
            <chart:categories table:cell-range-address="Hoja1.B3:Hoja1.B10"/>
          </chart:axis>
          <chart:axis chart:dimension="y" chart:name="primary-y" chart:style-name="ch6">
            <chart:title svg:x="0.312cm" svg:y="5.885cm" chart:style-name="ch7">
              <text:p>horas/hombre</text:p>
            </chart:title>
            <chart:grid chart:style-name="ch8" chart:class="major"/>
          </chart:axis>
          <chart:series chart:style-name="ch9" chart:values-cell-range-address="Hoja1.D3:Hoja1.D10" chart:label-cell-address="Hoja1.D2:Hoja1.D2" chart:class="chart:bar">
            <chart:data-point chart:repeated="8"/>
          </chart:series>
          <chart:series chart:style-name="ch10" chart:values-cell-range-address="Hoja1.C3:Hoja1.C10" chart:label-cell-address="Hoja1.C2:Hoja1.C2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D2:Hoja1.D2">Hecho</text:p>
              </table:table-cell>
              <table:table-cell office:value-type="string">
                <text:p text:id="Hoja1.C2:Hoja1.C2">Planificado</text:p>
              </table:table-cell>
            </table:table-row>
          </table:table-header-rows>
          <table:table-rows>
            <table:table-row>
              <table:table-cell office:value-type="string">
                <text:p text:id="Hoja1.B3:Hoja1.B10">1 Mêlée</text:p>
              </table:table-cell>
              <table:table-cell office:value-type="float" office:value="38">
                <text:p text:id="Hoja1.D3:Hoja1.D10">38</text:p>
              </table:table-cell>
              <table:table-cell office:value-type="float" office:value="50">
                <text:p text:id="Hoja1.C3:Hoja1.C10">50</text:p>
              </table:table-cell>
            </table:table-row>
            <table:table-row>
              <table:table-cell office:value-type="string">
                <text:p>2 Monkey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 Scaab</text:p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 Phaat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 Booty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 Dinky</text:p>
              </table:table-cell>
              <table:table-cell office:value-type="float" office:value="149.5">
                <text:p>149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 Plunder</text:p>
              </table:table-cell>
              <table:table-cell office:value-type="float" office:value="145">
                <text:p>14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 Lucre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